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1e100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officeooo:paragraph-rsid="001e1008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officeooo:rsid="001e1008" officeooo:paragraph-rsid="001e100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officeooo:paragraph-rsid="0022db42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officeooo:rsid="0023f2ff" officeooo:paragraph-rsid="0023f2ff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officeooo:rsid="002e43e8" officeooo:paragraph-rsid="002e43e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e43e8" officeooo:paragraph-rsid="002e43e8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officeooo:paragraph-rsid="00302ab9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rsid="00302ab9" officeooo:paragraph-rsid="00302ab9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302ab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2pt" officeooo:rsid="001e1008" style:font-size-asian="12pt" style:font-size-complex="12pt" style:font-weight-complex="bold"/>
    </style:style>
    <style:style style:name="T4" style:family="text">
      <style:text-properties fo:font-size="12pt" officeooo:rsid="00302ab9" style:font-size-asian="12pt" style:font-size-complex="12pt" style:font-weight-complex="bold"/>
    </style:style>
    <style:style style:name="T5" style:family="text">
      <style:text-properties fo:font-size="12pt" officeooo:rsid="001e1008" style:font-size-asian="12pt" style:font-size-complex="12pt"/>
    </style:style>
    <style:style style:name="T6" style:family="text">
      <style:text-properties fo:font-size="12pt" officeooo:rsid="001ee1c8" style:font-size-asian="12pt" style:font-size-complex="12pt"/>
    </style:style>
    <style:style style:name="T7" style:family="text">
      <style:text-properties fo:font-size="12pt" officeooo:rsid="00201dbb" style:font-size-asian="12pt" style:font-size-complex="12pt"/>
    </style:style>
    <style:style style:name="T8" style:family="text">
      <style:text-properties fo:font-size="12pt" officeooo:rsid="0020b691" style:font-size-asian="12pt" style:font-size-complex="12pt"/>
    </style:style>
    <style:style style:name="T9" style:family="text">
      <style:text-properties fo:font-size="12pt" officeooo:rsid="00229960" style:font-size-asian="12pt" style:font-size-complex="12pt"/>
    </style:style>
    <style:style style:name="T10" style:family="text">
      <style:text-properties fo:font-size="12pt" officeooo:rsid="0022db42" style:font-size-asian="12pt" style:font-size-complex="12pt"/>
    </style:style>
    <style:style style:name="T11" style:family="text">
      <style:text-properties fo:font-size="12pt" officeooo:rsid="0023f2ff" style:font-size-asian="12pt" style:font-size-complex="12pt"/>
    </style:style>
    <style:style style:name="T12" style:family="text">
      <style:text-properties fo:font-size="12pt" officeooo:rsid="002742d2" style:font-size-asian="12pt" style:font-size-complex="12pt"/>
    </style:style>
    <style:style style:name="T13" style:family="text">
      <style:text-properties fo:font-size="12pt" officeooo:rsid="002d51db" style:font-size-asian="12pt" style:font-size-complex="12pt"/>
    </style:style>
    <style:style style:name="T14" style:family="text">
      <style:text-properties fo:font-size="12pt" officeooo:rsid="002e43e8" style:font-size-asian="12pt" style:font-size-complex="12pt"/>
    </style:style>
    <style:style style:name="T15" style:family="text">
      <style:text-properties fo:font-size="12pt" officeooo:rsid="00302ab9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e43e8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e100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e43e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02ab9" style:font-size-asian="12pt" style:font-weight-asian="normal" style:font-size-complex="12pt" style:font-weight-complex="normal"/>
    </style:style>
    <style:style style:name="T22" style:family="text">
      <style:text-properties officeooo:rsid="002c71d2"/>
    </style:style>
    <style:style style:name="T23" style:family="text">
      <style:text-properties officeooo:rsid="002f9d8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1008" style:font-weight-asian="normal" style:font-weight-complex="normal"/>
    </style:style>
    <style:style style:name="T27" style:family="text">
      <style:text-properties fo:font-weight="normal" officeooo:rsid="00302ab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rmes de Szoreny</text:p>
      <text:p text:style-name="P2"/>
      <text:p text:style-name="P2"/>
      <text:p text:style-name="P2"/>
      <text:p text:style-name="P2"/>
      <text:p text:style-name="P2"/>
      <text:p text:style-name="P2"/>
      <text:p text:style-name="P3">Regard de l'intoxiqué</text:p>
      <text:p text:style-name="P1"><text:span text:style-name="T16">Coût :</text:span><text:span text:style-name="T2"> </text:span><text:span text:style-name="T3">1</text:span><text:span text:style-name="T2">a.</text:span><text:span text:style-name="T1"> <text:tab/><text:tab/></text:span><text:span text:style-name="T16">Minima :</text:span><text:span text:style-name="T1"> Quintessence 2</text:span></text:p>
      <text:p text:style-name="P1"><text:span text:style-name="T16">Type :</text:span><text:span text:style-name="T1"> <text:s/></text:span><text:span text:style-name="T5">Réflexe<text:tab/></text:span><text:span text:style-name="T16">Mots-Clés :</text:span><text:span text:style-name="T1"> <text:s/></text:span><text:span text:style-name="T6">Voyant</text:span></text:p>
      <text:p text:style-name="P1"><text:span text:style-name="T16">Durée :</text:span><text:span text:style-name="T1"> <text:s/>in</text:span><text:span text:style-name="T5">défini<text:tab/></text:span><text:span text:style-name="T16">Prérequis :</text:span><text:span text:style-name="T18"> </text:span><text:span text:style-name="T19">aucun</text:span></text:p>
      <text:p text:style-name="P4"><text:span text:style-name="T1"><text:tab/></text:span><text:span text:style-name="T6">Szoreny n'est ni bienveillante, ni sympathique. Les gens lui aparaissent comme il </text:span><text:span text:style-name="T7">devraient être si son sens de l'esthétique </text:span><text:span text:style-name="T9">tordu </text:span><text:span text:style-name="T8">et </text:span><text:span text:style-name="T9">son ironie malveillante s'imposaient comme il se doit sur le monde. Ce charme invoque le regard de Szoreny pour tenter d'y trouver un point de vue,... neuf? différent? sur quelqu'un.</text:span></text:p>
      <text:p text:style-name="P4"><text:span text:style-name="T9"><text:tab/>Les yeux de l'infernal qui le lance se remplis</text:span><text:span text:style-name="T14">sent immédiatement de mercure et commencent à réflechir la lumiere. C'est</text:span><text:span text:style-name="T9"> </text:span><text:span text:style-name="T11">un évènement voyant </text:span><text:span text:style-name="T14">qui altère</text:span><text:span text:style-name="T9"> </text:span><text:span text:style-name="T10">sa vision </text:span><text:span text:style-name="T14">de façon étrange: à travers ses yeux de mercure,</text:span><text:span text:style-name="T10"> </text:span><text:span text:style-name="T14">i</text:span><text:span text:style-name="T10">l ne voit plus la réalité mais son équivalent d</text:span><text:span text:style-name="T14">ans</text:span><text:span text:style-name="T10"> la cité des miroirs: un monde étrange où chaque personne est identique à la réalité, à la différence d'un seul détail, choisi par Szoreny pour refléter ce qui changerait si elle ordonnait elle-même le monde. Aucun de ces détails n</text:span><text:span text:style-name="T12">e sont</text:span><text:span text:style-name="T10"> choisi</text:span><text:span text:style-name="T12">s</text:span><text:span text:style-name="T10"> au hasard et </text:span><text:span text:style-name="T11">ils reflètent tous un aspect plus ou moins enfoui de la personne touchée. </text:span><text:span text:style-name="T13">À</text:span><text:span text:style-name="T11"> l'infernal de saisir le sens de ce signe de Szoreny. </text:span><text:span text:style-name="T13">Tant que le charme est actif, l'infernal subit les modifications suivantes:</text:span></text:p>
      <text:list xml:id="list201113452" text:style-name="L1">
        <text:list-item>
          <text:p text:style-name="P5"><text:span text:style-name="T22">Les changements que Szoreny apporte dans la vision de l'intoxiqué sont autant d'indice à exploiter. Le personnage retire sa quintessence au score utilisé par son adversaire pour calculer sa VDM quand l'infernal cherche à percer ses motivations à jour.</text:span></text:p>
        </text:list-item>
        <text:list-item>
          <text:p text:style-name="P5"><text:span text:style-name="T22">De son côté, les yeux miroitants de l'infernal, son comportement déplacé et ses intuitions pour ainsi dire démoniaques augmentent d'autant la dificulté à lire ses propres intentions. L'infernal compte deux fois son score de quintessence quand il calcule sa VDM pour peu qu'on essaye de percer ses intentions.</text:span></text:p>
        </text:list-item>
        <text:list-item>
          <text:p text:style-name="P6">Cependant, les personnes qui font face à l'infernal ressentent systématiquement une défiance instinctive à son encontre, défiance qui n'est pas réduite par la vision de ces yeux comme des miroirs ni par les réactions étranges qu'il a face à des choses qui n'existent pas mais qui font pourtant écho à des réalités bien précises... Tous les interlocuteurs <text:span text:style-name="T23">auquel</text:span> l'infernal <text:span text:style-name="T23">cherche à faire passer une idée comptent deux fois leur force d'âme lorsqu'ils calculent leur VDM. Ce bonus disparait toutefois si l'infernal réussit à faire une cascade utilisant les informations qu'il a récupéré dans la cité des miroirs pour l'aider. Dans ce cas, l'infernal transforme au contraire tous les dés octroyés par la cascade comme des succès.</text:span></text:p>
        </text:list-item>
      </text:list>
      <text:p text:style-name="P7"/>
      <text:p text:style-name="P8"/>
      <text:p text:style-name="P9">Le Fou se Décille</text:p>
      <text:p text:style-name="P10"><text:span text:style-name="T16">Coût :</text:span><text:span text:style-name="T2"> </text:span><text:span text:style-name="T4">4</text:span><text:span text:style-name="T2">a.<text:tab/></text:span><text:span text:style-name="T1"> <text:tab/><text:tab/></text:span><text:span text:style-name="T16">Minima :</text:span><text:span text:style-name="T1"> Quintessence 2</text:span></text:p>
      <text:p text:style-name="P10"><text:span text:style-name="T16">Type :</text:span><text:span text:style-name="T1"> <text:s/></text:span><text:span text:style-name="T15">Supplémentaire<text:tab/></text:span><text:span text:style-name="T16">Mots-Clés :</text:span><text:span text:style-name="T1"> <text:s/></text:span><text:span text:style-name="T6">Voyant</text:span></text:p>
      <text:p text:style-name="P10"><text:span text:style-name="T16">Durée :</text:span><text:span text:style-name="T1"> <text:s/>?<text:tab/><text:tab/><text:tab/></text:span><text:span text:style-name="T17">Prérequis :</text:span><text:span text:style-name="T20"> </text:span><text:span text:style-name="T21">Regard de l'intoxiqué</text:span></text:p>
      <text:p text:style-name="P10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48M17S</meta:editing-duration>
    <meta:editing-cycles>10</meta:editing-cycles>
    <meta:generator>LibreOffice/5.3.6.1$Windows_x86 LibreOffice_project/686f202eff87ef707079aeb7f485847613344eb7</meta:generator>
    <dc:date>2019-09-17T23:16:33.177000000</dc:date>
    <meta:document-statistic meta:table-count="0" meta:image-count="0" meta:object-count="0" meta:page-count="1" meta:paragraph-count="15" meta:word-count="432" meta:character-count="2620" meta:non-whitespace-character-count="2189"/>
    <meta:user-defined meta:name="Info 1"/>
    <meta:user-defined meta:name="Info 2"/>
    <meta:user-defined meta:name="Info 3"/>
    <meta:user-defined meta:name="Info 4"/>
  </office:meta>
</office:document-meta>
</file>